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0B202693CF3861DDD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04e4d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4.961cm" fo:min-width="7.776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svg:stroke-width="0.081cm" draw:marker-start-width="0.321cm" draw:marker-end-width="0.321cm" draw:fill="none" draw:fill-color="#8f93c7" draw:textarea-horizontal-align="justify" draw:textarea-vertical-align="middle" draw:auto-grow-height="false" fo:min-height="13.392cm" fo:min-width="19.99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379cm" fo:min-width="2.466cm" fo:padding-top="0.151cm" fo:padding-bottom="0.151cm" fo:padding-left="0.276cm" fo:padding-right="0.276cm"/>
    </style:style>
    <style:style style:name="gr12" style:family="graphic" style:parent-style-name="standard">
      <style:graphic-properties svg:stroke-color="#2b511a" draw:fill-color="#72bf44" draw:textarea-horizontal-align="justify" draw:textarea-vertical-align="middle" draw:auto-grow-height="false" fo:min-height="0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-color="#8ccfb7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1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96cm" fo:min-width="5.567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0.368cm" fo:padding-top="0.151cm" fo:padding-bottom="0.151cm" fo:padding-left="0.276cm" fo:padding-right="0.276cm"/>
    </style:style>
    <style:style style:name="gr23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bd7cb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fill-color="#8f187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7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3.7cm" fo:min-width="11.113cm" fo:padding-top="0.165cm" fo:padding-bottom="0.165cm" fo:padding-left="0.29cm" fo:padding-right="0.29cm"/>
    </style:style>
    <style:style style:name="gr28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2.363cm" fo:min-width="1.634cm" fo:padding-top="0.151cm" fo:padding-bottom="0.151cm" fo:padding-left="0.276cm" fo:padding-right="0.276cm"/>
    </style:style>
    <style:style style:name="gr29" style:family="graphic" style:parent-style-name="standard">
      <style:graphic-properties svg:stroke-width="0.035cm" draw:marker-start-width="0.252cm" draw:marker-end-width="0.252cm" draw:fill-color="#00aaa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3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5.241cm" fo:min-width="3.972cm" fo:padding-top="0.165cm" fo:padding-bottom="0.165cm" fo:padding-left="0.29cm" fo:padding-right="0.29cm"/>
    </style:style>
    <style:style style:name="gr34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draw:marker-start-width="0.252cm" draw:marker-end-width="0.252cm" draw:fill-color="#87d1d1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1.639cm" fo:padding-top="0.151cm" fo:padding-bottom="0.151cm" fo:padding-left="0.276cm" fo:padding-right="0.276cm"/>
    </style:style>
    <style:style style:name="gr42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7.489cm" fo:min-width="8.355cm" fo:padding-top="0.165cm" fo:padding-bottom="0.165cm" fo:padding-left="0.29cm" fo:padding-right="0.29cm"/>
    </style:style>
    <style:style style:name="gr43" style:family="graphic" style:parent-style-name="standard">
      <style:graphic-properties svg:stroke-width="0.035cm" draw:marker-start-width="0.252cm" draw:marker-end-width="0.252cm" draw:fill-color="#7477b8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78cm" fo:min-width="12.566cm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4.444cm" fo:min-width="0.551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5.03cm" fo:min-width="2.992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3.763cm" fo:min-width="0.749cm" fo:padding-top="0.142cm" fo:padding-bottom="0.142cm" fo:padding-left="0.267cm" fo:padding-right="0.267cm"/>
    </style:style>
    <style:style style:name="gr48" style:family="graphic" style:parent-style-name="standard">
      <style:graphic-properties svg:stroke-width="0.053cm" svg:stroke-color="#407927" draw:marker-start-width="0.279cm" draw:marker-end-width="0.279cm" draw:fill-color="#89c765" draw:opacity="58%" draw:textarea-horizontal-align="justify" draw:textarea-vertical-align="middle" draw:auto-grow-height="false" fo:min-height="1.391cm" fo:min-width="2.19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1.004cm" fo:min-width="2.678cm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1.025cm" fo:min-width="2.672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_33__20_Dashes_20_3_20_Dots_20__28_var_29_" svg:stroke-width="0.035cm" draw:marker-start-width="0.252cm" draw:marker-end-width="0.252cm" draw:fill="none" draw:textarea-horizontal-align="justify" draw:textarea-vertical-align="middle" draw:auto-grow-height="false" fo:min-height="4.652cm" fo:min-width="5.023cm" fo:padding-top="0.142cm" fo:padding-bottom="0.142cm" fo:padding-left="0.267cm" fo:padding-right="0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7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5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59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60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8.426cm" fo:min-width="11.89cm" fo:padding-top="0.165cm" fo:padding-bottom="0.165cm" fo:padding-left="0.29cm" fo:padding-right="0.29cm"/>
    </style:style>
    <style:style style:name="gr6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6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815cm" fo:min-width="9.771cm" fo:padding-top="0.165cm" fo:padding-bottom="0.165cm" fo:padding-left="0.29cm" fo:padding-right="0.29cm"/>
    </style:style>
    <style:style style:name="gr64" style:family="graphic" style:parent-style-name="standard">
      <style:graphic-properties svg:stroke-width="0.035cm" draw:marker-start-width="0.252cm" draw:marker-end-width="0.252cm" draw:fill-color="#fffbcc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026cm" fo:min-width="2.073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2cm"/>
    </style:style>
    <style:style style:name="gr6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draw:stroke="dash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33cm" fo:min-width="4.583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407927" draw:marker-start-width="0.279cm" draw:marker-end-width="0.279cm" draw:fill-color="#89c765" draw:opacity="58%" draw:textarea-horizontal-align="justify" draw:textarea-vertical-align="middle" draw:auto-grow-height="false" fo:min-height="0.535cm" fo:min-width="0.805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0.343cm" fo:min-width="1.044cm" fo:padding-top="0.151cm" fo:padding-bottom="0.151cm" fo:padding-left="0.276cm" fo:padding-right="0.276cm"/>
    </style:style>
    <style:style style:name="gr72" style:family="graphic" style:parent-style-name="standard">
      <style:graphic-properties draw:stroke="solid"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0.353cm" fo:min-width="1.041cm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_33__20_Dashes_20_3_20_Dots_20__28_var_29_" svg:stroke-width="0.035cm" draw:marker-start-width="0.252cm" draw:marker-end-width="0.252cm" draw:fill="none" draw:textarea-horizontal-align="justify" draw:textarea-vertical-align="middle" draw:auto-grow-height="false" fo:min-height="2.155cm" fo:min-width="2.212cm" fo:padding-top="0.142cm" fo:padding-bottom="0.142cm" fo:padding-left="0.267cm" fo:padding-right="0.267cm"/>
    </style:style>
    <style:style style:name="gr74" style:family="graphic" style:parent-style-name="objectwithoutfill">
      <style:graphic-properties draw:marker-end="Arrow" draw:marker-end-width="0.3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91cm" fo:min-width="2.374cm" fo:padding-top="0.142cm" fo:padding-bottom="0.142cm" fo:padding-left="0.267cm" fo:padding-right="0.267cm"/>
    </style:style>
    <style:style style:name="gr7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647cm" fo:min-width="5.264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889cm" fo:min-width="2.884cm" fo:padding-top="0.151cm" fo:padding-bottom="0.151cm" fo:padding-left="0.276cm" fo:padding-right="0.27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964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f93c7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8ccfb7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daa2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bee3d3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bee3d3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aa61a"/>
      <style:paragraph-properties fo:text-align="center"/>
    </style:style>
    <style:style style:name="P21" style:family="paragraph">
      <loext:graphic-properties draw:fill-color="#bd7cb5"/>
      <style:paragraph-properties fo:text-align="center"/>
    </style:style>
    <style:style style:name="P22" style:family="paragraph">
      <loext:graphic-properties draw:fill-color="#8f187c"/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00aaad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-color="#ffe5ca"/>
      <style:paragraph-properties fo:text-align="center"/>
    </style:style>
    <style:style style:name="P28" style:family="paragraph">
      <loext:graphic-properties draw:fill-color="#bce4e5"/>
      <style:paragraph-properties fo:text-align="center"/>
    </style:style>
    <style:style style:name="P29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none" draw:fill-color="#ffe5ca"/>
      <style:paragraph-properties fo:text-align="center"/>
    </style:style>
    <style:style style:name="P31" style:family="paragraph">
      <loext:graphic-properties draw:fill-color="#fedcc6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-color="#fedcc6"/>
      <style:paragraph-properties fo:text-align="center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-color="#87d1d1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-color="#7477b8"/>
      <style:paragraph-properties fo:text-align="center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loext:graphic-properties draw:fill-color="#89c765" draw:opacity="58%"/>
      <style:paragraph-properties fo:text-align="center"/>
    </style:style>
    <style:style style:name="P39" style:family="paragraph">
      <loext:graphic-properties draw:fill-color="#89c765" draw:opacity="60%"/>
      <style:paragraph-properties fo:text-align="center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-color="#ffe5ca"/>
      <style:paragraph-properties fo:text-align="center"/>
      <style:text-properties fo:font-size="18pt"/>
    </style:style>
    <style:style style:name="P42" style:family="paragraph">
      <loext:graphic-properties draw:fill-color="#fff450"/>
      <style:paragraph-properties fo:text-align="center"/>
      <style:text-properties fo:font-size="18pt"/>
    </style:style>
    <style:style style:name="P43" style:family="paragraph">
      <loext:graphic-properties draw:fill-color="#7da7d8"/>
      <style:paragraph-properties fo:text-align="center"/>
      <style:text-properties fo:font-size="18pt"/>
    </style:style>
    <style:style style:name="P44" style:family="paragraph">
      <loext:graphic-properties draw:fill-color="#8f93c7"/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text-properties fo:font-size="18pt"/>
    </style:style>
    <style:style style:name="P46" style:family="paragraph">
      <loext:graphic-properties draw:fill-color="#7da7d8"/>
      <style:paragraph-properties fo:text-align="center"/>
    </style:style>
    <style:style style:name="P47" style:family="paragraph">
      <loext:graphic-properties draw:fill-color="#8f93c7"/>
      <style:paragraph-properties fo:text-align="center"/>
    </style:style>
    <style:style style:name="P48" style:family="paragraph">
      <loext:graphic-properties draw:fill-color="#fffbcc"/>
      <style:paragraph-properties fo:text-align="center"/>
    </style:style>
    <style:style style:name="P49" style:family="paragraph">
      <loext:graphic-properties draw:fill-color="#fff450"/>
      <style:paragraph-properties fo:text-align="center"/>
    </style:style>
    <style:style style:name="P50" style:family="paragraph">
      <loext:graphic-properties draw:fill="none" draw:fill-color="#ffffff"/>
      <style:text-properties fo:font-size="6pt" style:font-size-asian="6pt" style:font-size-complex="6pt"/>
    </style:style>
    <style:style style:name="P51" style:family="paragraph">
      <loext:graphic-properties draw:fill="none" draw:fill-color="#ffffff"/>
      <style:text-properties fo:color="#ed1c24"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3" style:family="text">
      <style:text-properties fo:font-size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ed1c24"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10.737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8.356cm" svg:height="5.291cm" svg:x="8.719cm" svg:y="4.9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6" draw:text-style-name="P6" draw:layer="layout" svg:width="2.292cm" svg:height="1.433cm" svg:x="7.526cm" svg:y="5.399cm">
          <draw:text-box>
            <text:p><text:span text:style-name="T1">(-</text:span><text:span text:style-name="T1">32,4</text:span><text:span text:style-name="T1">0)</text:span></text:p>
          </draw:text-box>
        </draw:frame>
        <draw:custom-shape draw:style-name="gr7" draw:text-style-name="P7" draw:layer="layout" svg:width="20.495cm" svg:height="13.642cm" svg:x="3.903cm" svg:y="1.04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91cm" svg:height="1.039cm" svg:x="3.933cm" svg:y="0.396cm">
          <draw:text-box>
            <text:p><text:span text:style-name="T1">rend</text:span><text:span text:style-name="T1">erer</text:span></text:p>
          </draw:text-box>
        </draw:frame>
        <draw:frame draw:style-name="gr9" draw:text-style-name="P6" draw:layer="layout" svg:width="1.535cm" svg:height="0.645cm" svg:x="11.8cm" svg:y="1.669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7.223cm" svg:y="1.631cm">
          <draw:text-box>
            <text:p><text:span text:style-name="T1">-64</text:span></text:p>
          </draw:text-box>
        </draw:frame>
        <draw:frame draw:style-name="gr9" draw:text-style-name="P6" draw:layer="layout" svg:width="1.535cm" svg:height="0.645cm" svg:x="4.618cm" svg:y="4.515cm">
          <draw:text-box>
            <text:p><text:span text:style-name="T1">32</text:span></text:p>
          </draw:text-box>
        </draw:frame>
        <draw:frame draw:style-name="gr9" draw:text-style-name="P6" draw:layer="layout" svg:width="1.535cm" svg:height="0.645cm" svg:x="4.325cm" svg:y="7.266cm">
          <draw:text-box>
            <text:p><text:span text:style-name="T1">64</text:span></text:p>
          </draw:text-box>
        </draw:frame>
        <draw:frame draw:style-name="gr9" draw:text-style-name="P6" draw:layer="layout" svg:width="1.535cm" svg:height="0.645cm" svg:x="4.599cm" svg:y="1.631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4.536cm" svg:y="10.124cm">
          <draw:text-box>
            <text:p><text:span text:style-name="T1">96</text:span></text:p>
          </draw:text-box>
        </draw:frame>
        <draw:g>
          <draw:frame draw:style-name="gr10" draw:text-style-name="P5" draw:layer="layout" svg:width="5.676cm" svg:height="3.569cm" svg:x="8.758cm" svg:y="7.11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3.018cm" svg:height="3.681cm" svg:x="9.58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15cm" svg:height="0.213cm" svg:x="10.799cm" svg:y="10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10.492cm">
          <text:p text:style-name="P13"><text:span text:style-name="T2">(4,7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847cm" svg:y="10.502cm">
          <text:p text:style-name="P13"><text:span text:style-name="T2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6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2.398cm">
          <text:p text:style-name="P13"><text:span text:style-name="T2">(-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2.191cm" svg:height="1.349cm" svg:x="9.913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8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9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7.722cm" svg:y="2.346cm">
          <text:p text:style-name="P13"><text:span text:style-name="T2">(1,-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draw:layer="layout" svg:width="6.147cm" svg:height="8.126cm" svg:x="10.017cm" svg:y="3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0.92cm" svg:height="1.344cm" svg:x="10.017cm" svg:y="5.763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5.676cm" svg:height="3.569cm" svg:x="11.544cm" svg:y="1.608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3.018cm" svg:height="3.681cm" svg:x="12.37cm" svg:y="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15cm" svg:height="0.213cm" svg:x="13.585cm" svg:y="5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8" draw:text-style-name="P15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91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92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2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3" draw:layer="layout" svg:width="2.191cm" svg:height="1.349cm" svg:x="10.715cm" svg:y="1.648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524cm" svg:y="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8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59cm" svg:y="5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69cm" svg:y="5.7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2.9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9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004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11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95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301cm" svg:y="9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6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92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7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83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.887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5" draw:layer="layout" svg:width="11.693cm" svg:height="4.03cm" svg:x="6.012cm" svg:y="5.484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4.11cm" svg:height="2.584cm" svg:x="11.394cm" svg:y="8.991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28" draw:text-style-name="P5" draw:layer="layout" svg:width="2.186cm" svg:height="2.665cm" svg:x="11.992cm" svg:y="8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5cm" svg:height="0.154cm" svg:x="12.872cm" svg:y="11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5" draw:text-style-name="P12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13.991cm" svg:y="3.663cm">
          <text:p text:style-name="P1"><text:span text:style-name="T1">-2,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9.601cm" svg:y="3.673cm">
          <text:p text:style-name="P1"><text:span text:style-name="T1">0,-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1.792cm" svg:y="5.022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13.958cm" svg:y="9.09cm">
          <text:p text:style-name="P1"><text:span text:style-name="T1">2,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9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9.568cm" svg:y="9.1cm">
          <text:p text:style-name="P1"><text:span text:style-name="T1">4,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3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89cm" svg:y="1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74cm" svg:y="2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3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5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1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556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662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87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cm" svg:y="2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5cm" svg:y="3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1cm" svg:y="3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56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2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47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553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0" draw:layer="layout" svg:width="4.552cm" svg:height="5.571cm" svg:x="11cm" svg:y="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34" draw:text-style-name="P29" draw:layer="layout" svg:width="2.191cm" svg:height="1.349cm" svg:x="9.087cm" svg:y="3.594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0.193cm" svg:y="4.272cm">
          <text:p text:style-name="P1"><text:span text:style-name="T1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1.278cm" svg:y="4.943cm">
          <text:p text:style-name="P1"><text:span text:style-name="T1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384cm" svg:y="5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7.978cm" svg:y="4.277cm">
          <text:p text:style-name="P1"><text:span text:style-name="T1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9.084cm" svg:y="4.955cm">
          <text:p text:style-name="P1"><text:span text:style-name="T1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10.169cm" svg:y="5.626cm">
          <text:p text:style-name="P1"><text:span text:style-name="T1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11.275cm" svg:y="6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6.888cm" svg:y="4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7.994cm" svg:y="5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9.079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10.18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draw:layer="layout" svg:width="2.191cm" svg:height="1.349cm" svg:x="5.779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6.885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7.97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9.076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8.002cm" svg:y="2.923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5" draw:layer="layout" svg:width="2.191cm" svg:height="1.349cm" svg:x="6.896cm" svg:y="3.594cm">
          <text:p text:style-name="P1"><text:span text:style-name="T1">(1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5.787cm" svg:y="4.272cm">
          <text:p text:style-name="P1"><text:span text:style-name="T1">(2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4.694cm" svg:y="4.943cm">
          <text:p text:style-name="P1"><text:span text:style-name="T1">(3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3.596cm" svg:y="5.621cm">
          <text:p text:style-name="P1"><text:span text:style-name="T1">(4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94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803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85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7.994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98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6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7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96cm" svg:y="9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381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79cm" svg:y="7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88cm" svg:y="8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7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79cm" svg:y="9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307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405cm" svg:y="8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514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9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10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87cm" svg:y="2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85cm" svg:y="2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94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76cm" svg:y="4.2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85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67cm" svg:y="6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58cm" svg:y="7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68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25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77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9cm" svg:y="10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88cm" svg:y="11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68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7.997cm" svg:y="11.01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5" draw:layer="layout" svg:width="2.191cm" svg:height="1.344cm" svg:x="6.896cm" svg:y="6.3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2.191cm" svg:height="1.349cm" svg:x="15.649cm" svg:y="7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4cm" svg:y="8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5cm" svg:y="8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41cm" svg:y="9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59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61cm" svg:y="11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cm" svg:y="12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9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755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46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56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47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65cm" svg:y="11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67cm" svg:y="11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13.0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56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85cm" svg:y="12.3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837cm" svg:y="8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728cm" svg:y="9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38cm" svg:y="10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29cm" svg:y="11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47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58cm" svg:y="13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8cm" svg:y="8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13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938cm" svg:y="9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829cm" svg:y="10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16.739cm" svg:y="11.005cm">
          <text:p text:style-name="P1"><text:span text:style-name="T1">(2,9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3cm" svg:y="11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48cm" svg:y="12.3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5cm" svg:y="13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59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8cm" svg:y="1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77cm" svg:y="1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75cm" svg:y="2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84cm" svg:y="2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66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75cm" svg:y="4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58cm" svg:y="5.6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57cm" svg:y="4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4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46cm" svg:y="6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28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29cm" svg:y="8.3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0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5cm" svg:y="1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74cm" svg:y="2.2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56cm" svg:y="2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65cm" svg:y="3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48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47cm" svg:y="4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6cm" svg:y="6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7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19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0.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47cm" svg:y="0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56cm" svg:y="1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38cm" svg:y="2.2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16.747cm" svg:y="2.933cm">
          <text:p text:style-name="P1"><text:span text:style-name="T1">(-4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4.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29cm" svg:y="3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12cm" svg:y="4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5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cm" svg:y="6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3.301cm" svg:y="6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0" draw:layer="layout" svg:width="8.935cm" svg:height="7.819cm" svg:x="9.087cm" svg:y="3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37cm" svg:y="10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9.847cm" svg:y="10.502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3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237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913cm" svg:y="2.351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2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7" draw:layer="layout" svg:width="2.248cm" svg:height="0.645cm" svg:x="18.627cm" svg:y="2.451cm">
          <draw:text-box>
            <text:p><text:span text:style-name="T1">(202</text:span><text:span text:style-name="T1">,48)</text:span></text:p>
          </draw:text-box>
        </draw:frame>
        <draw:custom-shape draw:style-name="gr15" draw:text-style-name="P12" draw:layer="layout" svg:width="2.191cm" svg:height="1.349cm" svg:x="7.722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2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95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27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6cm" svg:y="5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33cm" svg:y="5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6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6cm" svg:y="0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531cm" svg:y="-0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0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084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25cm" svg:y="3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224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25cm" svg:y="0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9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05cm" svg:y="-1.0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89cm" svg:y="-1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454cm" svg:y="-1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3cm" svg:y="0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27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007cm" svg:y="1.6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2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2cm" svg:y="3.0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301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8cm" svg:y="-0.3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74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28cm" svg:y="-1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2cm" svg:y="-2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373cm" svg:y="-1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82cm" svg:y="-0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.046cm" svg:y="0.2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-1.074cm" svg:y="0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83cm" svg:y="1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73cm" svg:y="2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82cm" svg:y="3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7cm" svg:y="-1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5.455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7cm" svg:y="-2.3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-3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261cm" svg:y="1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367cm" svg:y="2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452cm" svg:y="3.0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8.558cm" svg:y="3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643cm" svg:y="4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749cm" svg:y="5.1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34cm" svg:y="5.7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4cm" svg:y="6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176cm" svg:y="1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095cm" svg:y="0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cm" svg:y="-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04cm" svg:y="-0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13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19cm" svg:y="-1.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36cm" svg:y="-3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55cm" svg:y="-3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7cm" svg:y="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476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561cm" svg:y="2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9.667cm" svg:y="3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752cm" svg:y="3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58cm" svg:y="4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43cm" svg:y="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49cm" svg:y="5.7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285cm" svg:y="0.3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04cm" svg:y="-0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19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3cm" svg:y="-1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22cm" svg:y="-3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8cm" svg:y="-2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45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4cm" svg:y="-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477cm" svg:y="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3cm" svg:y="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668cm" svg:y="1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20.774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59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65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5cm" svg:y="4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6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92cm" svg:y="-0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1cm" svg:y="-0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6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-3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2cm" svg:y="-4.3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-5.0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6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92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77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21.883cm" svg:y="1.7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2.968cm" svg:y="2.382cm">
          <text:p text:style-name="P1"><text:span text:style-name="T1">(-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74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9cm" svg:y="3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65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01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cm" svg:y="-1.6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35cm" svg:y="-2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9cm" svg:y="-3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-4.3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-3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1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76cm" svg:y="-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82cm" svg:y="-0.3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867cm" svg:y="0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973cm" svg:y="1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058cm" svg:y="1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5.164cm" svg:y="2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9cm" svg:y="3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3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591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1cm" svg:y="-2.3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-3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9cm" svg:y="-3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8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-4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51cm" svg:y="-5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7cm" svg:y="-6.4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75cm" svg:y="9.1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66cm" svg:y="9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76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567cm" svg:y="11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cm" svg:y="11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1cm" svg:y="12.5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1cm" svg:y="13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52cm" svg:y="13.8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9cm" svg:y="14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49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3.033cm" svg:y="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57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66cm" svg:y="6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73cm" svg:y="5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82cm" svg:y="5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72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57cm" svg:y="9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48cm" svg:y="10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58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49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2cm" svg:y="12.5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33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3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61cm" svg:y="15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3.031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115cm" svg:y="8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8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4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54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3.063cm" svg:y="10.463cm">
          <text:p text:style-name="P1"><text:span text:style-name="T1">(0,1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54cm" svg:y="11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64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9.755cm" svg:y="12.5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8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9cm" svg:y="13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49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cm" svg:y="15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7cm" svg:y="15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137cm" svg:y="9.8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1cm" svg:y="9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5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4cm" svg:y="7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1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7cm" svg:y="6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6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148cm" svg:y="11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3.039cm" svg:y="11.8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49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84cm" svg:y="13.1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33cm" svg:y="13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24cm" svg:y="14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4cm" svg:y="15.2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2cm" svg:y="16.5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2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306cm" svg:y="9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3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39cm" svg:y="8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46cm" svg:y="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55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1.745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5" draw:layer="layout" svg:width="13.146cm" svg:height="8.108cm" svg:x="10.961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.085cm" svg:height="4.728cm" svg:x="16.458cm" svg:y="5.07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3.526cm" svg:height="5.314cm" svg:x="12.932cm" svg:y="4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283cm" svg:height="4.047cm" svg:x="17.543cm" svg:y="5.077cm">
          <text:p/>
          <draw:enhanced-geometry svg:viewBox="0 0 21600 21600" draw:type="rectangle" draw:enhanced-path="M 0 0 L 21600 0 21600 21600 0 21600 0 0 Z N"/>
        </draw:custom-shape>
        <draw:g>
          <draw:custom-shape draw:style-name="gr48" draw:text-style-name="P38" draw:layer="layout" svg:width="5.49cm" svg:height="3.385cm" svg:x="13.269cm" svg:y="5.0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9" draw:text-style-name="P39" draw:layer="layout" svg:width="3.23cm" svg:height="1.306cm" draw:transform="skewX (-0.552396708256205) rotate (-0.551698576555408) translate (13.271cm 6.78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9" draw:layer="layout" svg:width="3.224cm" svg:height="1.327cm" draw:transform="skewX (0.543670061996234) rotate (0.543495529071034) translate (16.023cm 8.4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51" draw:text-style-name="P5" draw:layer="layout" svg:width="5.557cm" svg:height="4.936cm" svg:x="13.269cm" svg:y="5.0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146cm" svg:height="0.152cm" svg:x="16.354cm" svg:y="9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5.944cm" svg:y="9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7.453cm" svg:y="9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style-name="gr53" draw:text-style-name="P41" draw:layer="layout" svg:width="4.535cm" svg:height="2.791cm" svg:x="9.504cm" svg:y="3.722cm">
          <text:p text:style-name="P1"><text:span text:style-name="T3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2" draw:layer="layout" svg:width="4.535cm" svg:height="2.791cm" svg:x="11.8cm" svg:y="2.314cm">
          <text:p text:style-name="P1"><text:span text:style-name="T3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2" draw:layer="layout" svg:width="4.535cm" svg:height="2.791cm" svg:x="11.8cm" svg:y="5.13cm">
          <text:p text:style-name="P1"><text:span text:style-name="T3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41" draw:layer="layout" svg:width="4.535cm" svg:height="2.791cm" svg:x="14.096cm" svg:y="3.722cm">
          <text:p text:style-name="P1"><text:span text:style-name="T3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3" draw:layer="layout" svg:width="4.535cm" svg:height="2.791cm" svg:x="14.096cm" svg:y="6.538cm">
          <text:p text:style-name="P1"><text:span text:style-name="T3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2" draw:layer="layout" svg:width="4.535cm" svg:height="2.791cm" svg:x="16.392cm" svg:y="5.13cm">
          <text:p text:style-name="P1"><text:span text:style-name="T3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2" draw:layer="layout" svg:width="4.535cm" svg:height="2.791cm" svg:x="7.208cm" svg:y="5.13cm">
          <text:p text:style-name="P1"><text:span text:style-name="T3">(2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3" draw:layer="layout" svg:width="4.535cm" svg:height="2.791cm" svg:x="9.504cm" svg:y="6.538cm">
          <text:p text:style-name="P1"><text:span text:style-name="T3">(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4" draw:layer="layout" svg:width="4.535cm" svg:height="2.791cm" svg:x="11.8cm" svg:y="7.946cm">
          <text:p text:style-name="P1"><text:span text:style-name="T3">(2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4" draw:layer="layout" svg:width="4.535cm" svg:height="2.791cm" svg:x="16.392cm" svg:y="7.946cm">
          <text:p text:style-name="P1"><text:span text:style-name="T3">(1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3" draw:layer="layout" svg:width="4.535cm" svg:height="2.791cm" svg:x="18.688cm" svg:y="6.538cm">
          <text:p text:style-name="P1"><text:span text:style-name="T3">(0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3" draw:layer="layout" svg:width="4.535cm" svg:height="2.791cm" svg:x="14.096cm" svg:y="9.354cm">
          <text:p text:style-name="P1"><text:span text:style-name="T3">(2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5" draw:layer="layout" svg:width="10.768cm" svg:height="6.218cm" svg:x="6.349cm" svg:y="5.1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45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58" draw:text-style-name="P5" draw:layer="layout" svg:width="4.525cm" svg:height="2.791cm" svg:x="20.928cm" svg:y="7.9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style-name="gr53" draw:text-style-name="P27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0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0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0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6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7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7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6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5" draw:layer="layout" svg:width="12.47cm" svg:height="8.756cm" svg:x="10.861cm" svg:y="3.0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1.8cm" svg:y="1.683cm">
          <draw:text-box>
            <text:p><text:span text:style-name="T1">(0,0)</text:span></text:p>
          </draw:text-box>
        </draw:frame>
        <draw:custom-shape draw:style-name="gr61" draw:text-style-name="P5" draw:layer="layout" svg:width="4.592cm" svg:height="2.791cm" svg:x="8.179cm" svg:y="7.911cm">
          <text:p/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2.928cm" svg:height="0.962cm" svg:x="21.752cm" svg:y="9.76cm">
          <draw:text-box>
            <text:p>1 unidad</text:p>
          </draw:text-box>
        </draw:frame>
        <draw:frame draw:style-name="gr8" draw:text-style-name="P6" draw:layer="layout" svg:width="1.886cm" svg:height="1.039cm" svg:x="9.708cm" svg:y="2.457cm">
          <draw:text-box>
            <text:p><text:span text:style-name="T1">(-</text:span><text:span text:style-name="T1">20,1</text:span><text:span text:style-name="T1">0)</text:span></text:p>
          </draw:text-box>
        </draw:frame>
        <draw:frame draw:style-name="gr9" draw:text-style-name="P6" draw:layer="layout" svg:width="1.535cm" svg:height="0.645cm" svg:x="6.244cm" svg:y="1.631cm">
          <draw:text-box>
            <text:p><text:span text:style-name="T1">-64</text:span></text:p>
          </draw:text-box>
        </draw:frame>
        <draw:frame draw:style-name="gr8" draw:text-style-name="P6" draw:layer="layout" svg:width="2.02cm" svg:height="1.039cm" svg:x="9.78cm" svg:y="11.959cm">
          <draw:text-box>
            <text:p><text:span text:style-name="T1">(-</text:span><text:span text:style-name="T1">20,1</text:span><text:span text:style-name="T1">06)</text:span></text:p>
          </draw:text-box>
        </draw:frame>
        <draw:frame draw:style-name="gr8" draw:text-style-name="P6" draw:layer="layout" svg:width="2.58cm" svg:height="1.039cm" svg:x="22.483cm" svg:y="2.49cm">
          <draw:text-box>
            <text:p><text:span text:style-name="T1">(160</text:span><text:span text:style-name="T1">,10)</text:span></text:p>
          </draw:text-box>
        </draw:frame>
        <draw:frame draw:style-name="gr8" draw:text-style-name="P6" draw:layer="layout" svg:width="2.02cm" svg:height="1.039cm" svg:x="22.432cm" svg:y="11.834cm">
          <draw:text-box>
            <text:p><text:span text:style-name="T1">(160</text:span><text:span text:style-name="T1">,106</text:span><text:span text:style-name="T1">)</text:span></text:p>
          </draw:text-box>
        </draw:frame>
        <draw:custom-shape draw:style-name="gr63" draw:text-style-name="P5" draw:layer="layout" svg:width="10.271cm" svg:height="4.065cm" svg:x="13.902cm" svg:y="5.6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style-name="gr64" draw:text-style-name="P48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9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9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48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48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9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7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48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5" draw:layer="layout" svg:width="10.768cm" svg:height="6.218cm" svg:x="6.416cm" svg:y="3.48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58" draw:text-style-name="P5" draw:layer="layout" svg:width="4.525cm" svg:height="2.791cm" svg:x="14.039cm" svg:y="6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65" draw:text-style-name="P49" draw:layer="layout" svg:width="5.213cm" svg:height="2.619cm" svg:x="5.243cm" svg:y="6.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9" draw:layer="layout" svg:width="5.213cm" svg:height="2.619cm" svg:x="7.83cm" svg:y="7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9" draw:layer="layout" svg:width="5.213cm" svg:height="2.619cm" svg:x="10.417cm" svg:y="8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9" draw:layer="layout" svg:width="5.213cm" svg:height="2.619cm" svg:x="10.417cm" svg:y="3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9" draw:layer="layout" svg:width="5.213cm" svg:height="2.619cm" svg:x="7.83cm" svg:y="5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9" draw:layer="layout" svg:width="5.213cm" svg:height="2.619cm" svg:x="13.004cm" svg:y="5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9" draw:layer="layout" svg:width="5.213cm" svg:height="2.619cm" svg:x="10.417cm" svg:y="6.3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6" draw:text-style-name="P50" draw:layer="layout" svg:width="0.942cm" svg:height="0.489cm" svg:x="12.629cm" svg:y="3.267cm">
          <draw:text-box>
            <text:p><text:span text:style-name="T4">(0,0)</text:span></text:p>
          </draw:text-box>
        </draw:frame>
        <draw:frame draw:style-name="gr66" draw:text-style-name="P51" draw:layer="layout" svg:width="0.942cm" svg:height="0.489cm" svg:x="12.629cm" svg:y="3.046cm">
          <draw:text-box>
            <text:p><text:span text:style-name="T5">(0,0)</text:span></text:p>
          </draw:text-box>
        </draw:frame>
        <draw:line draw:style-name="gr67" draw:text-style-name="P5" draw:layer="layout" svg:x1="13.043cm" svg:y1="3.691cm" svg:x2="13.043cm" svg:y2="9.65cm">
          <text:p/>
        </draw:line>
        <draw:line draw:style-name="gr67" draw:text-style-name="P5" draw:layer="layout" svg:x1="22.384cm" svg:y1="3.74cm" svg:x2="13.043cm" svg:y2="3.688cm">
          <text:p/>
        </draw:line>
        <draw:line draw:style-name="gr68" draw:text-style-name="P5" draw:layer="layout" svg:x1="13.043cm" svg:y1="3.636cm" svg:x2="5.854cm" svg:y2="7.276cm">
          <text:p/>
        </draw:line>
        <draw:line draw:style-name="gr68" draw:text-style-name="P5" draw:layer="layout" svg:x1="20.141cm" svg:y1="7.243cm" svg:x2="13.075cm" svg:y2="3.636cm">
          <text:p/>
        </draw:line>
        <draw:custom-shape draw:style-name="gr52" draw:text-style-name="P1" draw:layer="layout" svg:width="0.187cm" svg:height="0.187cm" svg:x="12.95cm" svg:y="6.2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5" draw:text-style-name="P49" draw:layer="layout" svg:width="5.213cm" svg:height="2.619cm" svg:x="15.591cm" svg:y="6.3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9" draw:layer="layout" svg:width="5.213cm" svg:height="2.619cm" svg:x="13.004cm" svg:y="7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5" draw:layer="layout" svg:width="5.135cm" svg:height="2.632cm" svg:x="10.456cm" svg:y="6.31cm">
          <text:p/>
          <draw:enhanced-geometry svg:viewBox="0 0 21600 21600" draw:type="rectangle" draw:enhanced-path="M 0 0 L 21600 0 21600 21600 0 21600 0 0 Z N"/>
        </draw:custom-shape>
        <draw:g>
          <draw:custom-shape draw:style-name="gr70" draw:text-style-name="P38" draw:layer="layout" svg:width="2.713cm" svg:height="1.673cm" svg:x="12.73cm" svg:y="5.8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1" draw:text-style-name="P39" draw:layer="layout" svg:width="1.596cm" svg:height="0.645cm" draw:transform="skewX (-0.552920307031804) rotate (-0.551698576555408) translate (12.731cm 6.739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9" draw:layer="layout" svg:width="1.593cm" svg:height="0.655cm" draw:transform="skewX (0.543844594921433) rotate (0.543495529071034) translate (14.091cm 7.568cm)">
            <text:p/>
            <draw:enhanced-geometry svg:viewBox="0 0 21600 21600" draw:type="rectangle" draw:enhanced-path="M 0 0 L 21600 0 21600 21600 0 21600 0 0 Z N"/>
          </draw:custom-shape>
        </draw:g>
        <draw:custom-shape draw:style-name="gr73" draw:text-style-name="P5" draw:layer="layout" svg:width="2.746cm" svg:height="2.439cm" svg:x="12.73cm" svg:y="5.8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65" draw:text-style-name="P49" draw:layer="layout" svg:width="5.213cm" svg:height="2.619cm" svg:x="6.742cm" svg:y="5.7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4" draw:text-style-name="P5" draw:layer="layout" svg:x1="9.327cm" svg:y1="5.38cm" svg:x2="9.349cm" svg:y2="3.616cm">
          <text:p/>
        </draw:line>
        <draw:line draw:style-name="gr74" draw:text-style-name="P5" draw:layer="layout" svg:x1="9.327cm" svg:y1="8.731cm" svg:x2="9.371cm" svg:y2="11.311cm">
          <text:p/>
        </draw:line>
        <draw:line draw:style-name="gr74" draw:text-style-name="P5" draw:layer="layout" svg:x1="6.196cm" svg:y1="7.1cm" svg:x2="3.836cm" svg:y2="7.144cm">
          <text:p/>
        </draw:line>
        <draw:line draw:style-name="gr74" draw:text-style-name="P5" draw:layer="layout" svg:x1="12.347cm" svg:y1="7.078cm" svg:x2="15.192cm" svg:y2="7.1cm">
          <text:p/>
        </draw:line>
        <draw:line draw:style-name="gr74" draw:text-style-name="P5" draw:layer="layout" svg:x1="7.695cm" svg:y1="7.894cm" svg:x2="5.843cm" svg:y2="9.327cm">
          <text:p/>
        </draw:line>
        <draw:line draw:style-name="gr74" draw:text-style-name="P5" draw:layer="layout" svg:x1="10.716cm" svg:y1="6.13cm" svg:x2="13.185cm" svg:y2="4.278cm">
          <text:p/>
        </draw:line>
        <draw:line draw:style-name="gr74" draw:text-style-name="P5" draw:layer="layout" svg:x1="8.136cm" svg:y1="6.041cm" svg:x2="6.372cm" svg:y2="4.454cm">
          <text:p/>
        </draw:line>
        <draw:line draw:style-name="gr74" draw:text-style-name="P5" draw:layer="layout" svg:x1="10.87cm" svg:y1="7.938cm" svg:x2="12.744cm" svg:y2="9.591cm">
          <text:p/>
        </draw:line>
        <draw:frame draw:style-name="gr75" draw:text-style-name="P6" draw:layer="layout" svg:width="2.551cm" svg:height="0.962cm" svg:x="4.189cm" svg:y="9.613cm">
          <draw:text-box>
            <text:p>(+0,+1)</text:p>
          </draw:text-box>
        </draw:frame>
        <draw:frame draw:style-name="gr75" draw:text-style-name="P6" draw:layer="layout" svg:width="2.39cm" svg:height="0.962cm" svg:x="12.767cm" svg:y="3.087cm">
          <draw:text-box>
            <text:p>(+0,-1)</text:p>
          </draw:text-box>
        </draw:frame>
        <draw:frame draw:style-name="gr75" draw:text-style-name="P6" draw:layer="layout" svg:width="2.178cm" svg:height="0.962cm" svg:x="12.547cm" svg:y="10.054cm">
          <draw:text-box>
            <text:p>(+1,0)</text:p>
          </draw:text-box>
        </draw:frame>
        <draw:frame draw:style-name="gr75" draw:text-style-name="P6" draw:layer="layout" svg:width="2.018cm" svg:height="0.962cm" svg:x="3.948cm" svg:y="3.396cm">
          <draw:text-box>
            <text:p>(-1,0)</text:p>
          </draw:text-box>
        </draw:frame>
        <draw:frame draw:style-name="gr75" draw:text-style-name="P6" draw:layer="layout" svg:width="2.551cm" svg:height="0.962cm" svg:x="8.269cm" svg:y="11.576cm">
          <draw:text-box>
            <text:p>(+1,+1)</text:p>
          </draw:text-box>
        </draw:frame>
        <draw:frame draw:style-name="gr75" draw:text-style-name="P6" draw:layer="layout" svg:width="2.229cm" svg:height="0.962cm" svg:x="8.005cm" svg:y="2.227cm">
          <draw:text-box>
            <text:p>(-1,-1)</text:p>
          </draw:text-box>
        </draw:frame>
        <draw:frame draw:style-name="gr75" draw:text-style-name="P6" draw:layer="layout" svg:width="2.39cm" svg:height="0.962cm" svg:x="1.655cm" svg:y="6.549cm">
          <draw:text-box>
            <text:p>(-1,+1)</text:p>
          </draw:text-box>
        </draw:frame>
        <draw:frame draw:style-name="gr75" draw:text-style-name="P6" draw:layer="layout" svg:width="2.39cm" svg:height="0.962cm" svg:x="15.633cm" svg:y="6.526cm">
          <draw:text-box>
            <text:p>(+1,-1)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76" draw:text-style-name="P49" draw:layer="layout" svg:width="5.816cm" svg:height="2.949cm" svg:x="4.31cm" svg:y="7.96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5" draw:layer="layout" svg:width="5.816cm" svg:height="2.949cm" svg:x="4.31cm" svg:y="7.96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6.462cm" svg:height="4.064cm" svg:x="4.779cm" svg:y="6.87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78" draw:text-style-name="P5" draw:layer="layout" svg:width="3.436cm" svg:height="4.191cm" svg:x="5.719cm" svg:y="6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45cm" svg:height="0.242cm" svg:x="7.102cm" svg:y="10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37" draw:layer="layout" svg:width="4.464cm" svg:height="0.887cm" svg:x="1.888cm" svg:y="4.277cm">
          <draw:text-box>
            <text:p><text:span text:style-name="T6">Dest.</text:span><text:span text:style-name="T6">y = </text:span><text:span text:style-name="T6">tile.y </text:span><text:span text:style-name="T6">+ </text:span><text:span text:style-name="T6">entity</text:span><text:span text:style-name="T6">.y – </text:span><text:span text:style-name="T6">rect.</text:span><text:span text:style-name="T6">h</text:span></text:p>
            <text:p><text:span text:style-name="T6">Dest.</text:span><text:span text:style-name="T6">x = </text:span><text:span text:style-name="T6">tile.x </text:span><text:span text:style-name="T6">+ </text:span><text:span text:style-name="T6">entity</text:span><text:span text:style-name="T6">.x</text:span></text:p>
          </draw:text-box>
        </draw:frame>
        <draw:custom-shape draw:style-name="gr52" draw:text-style-name="P1" draw:layer="layout" svg:width="0.228cm" svg:height="0.229cm" svg:x="7.108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8-04T21:17:08.231074773</dc:date>
    <meta:editing-duration>PT10H35M55S</meta:editing-duration>
    <meta:editing-cycles>40</meta:editing-cycles>
    <meta:generator>LibreOffice/6.0.7.3$Linux_X86_64 LibreOffice_project/00m0$Build-3</meta:generator>
    <meta:document-statistic meta:object-count="983"/>
  </office:meta>
</office:document-meta>
</file>